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a09db" officeooo:paragraph-rsid="001a09db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bc67d" officeooo:paragraph-rsid="001bc67d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1bc67d" officeooo:paragraph-rsid="001bc67d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1f16af" officeooo:paragraph-rsid="001f16af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207539" officeooo:paragraph-rsid="00207539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207539" officeooo:paragraph-rsid="00207539"/>
    </style:style>
    <style:style style:name="P7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8" style:family="paragraph" style:parent-style-name="Standard">
      <style:paragraph-properties fo:text-align="start" style:justify-single-word="false" style:writing-mode="lr-tb"/>
      <style:text-properties fo:color="#d4d4d4" loext:opacity="100%" style:font-name="Droid Sans Mono" fo:font-size="10.5pt" fo:font-weight="normal" officeooo:rsid="00207c9e" officeooo:paragraph-rsid="00207c9e" fo:background-color="#1e1e1e"/>
    </style:style>
    <style:style style:name="P9" style:family="paragraph" style:parent-style-name="Standard">
      <style:paragraph-properties fo:text-align="start" style:justify-single-word="false" style:writing-mode="lr-tb"/>
      <style:text-properties fo:color="#d4d4d4" loext:opacity="100%" style:font-name="Droid Sans Mono" fo:font-size="7pt" fo:font-weight="normal" officeooo:paragraph-rsid="00207539" fo:background-color="#1e1e1e" style:font-size-asian="7pt" style:font-size-complex="7pt"/>
    </style:style>
    <style:style style:name="P10" style:family="paragraph" style:parent-style-name="Standard">
      <style:paragraph-properties fo:text-align="start" style:justify-single-word="false" style:writing-mode="lr-tb"/>
      <style:text-properties fo:color="#d4d4d4" loext:opacity="100%" style:font-name="Droid Sans Mono" fo:font-size="7pt" fo:font-style="normal" fo:font-weight="bold" officeooo:paragraph-rsid="00207539" fo:background-color="#ffffff" style:font-size-asian="7pt" style:font-style-asian="normal" style:font-weight-asian="bold" style:font-size-complex="7pt" style:font-style-complex="normal" style:font-weight-complex="bold"/>
    </style:style>
    <style:style style:name="P11" style:family="paragraph" style:parent-style-name="Standard">
      <style:paragraph-properties style:line-height-at-least="0.198in"/>
      <style:text-properties fo:color="#d4d4d4" loext:opacity="100%" style:font-name="Droid Sans Mono" fo:font-size="7pt" fo:font-style="normal" fo:font-weight="bold" fo:background-color="#ffffff" style:font-size-asian="7pt" style:font-style-asian="normal" style:font-weight-asian="bold" style:font-size-complex="7pt" style:font-style-complex="normal" style:font-weight-complex="bold"/>
    </style:style>
    <style:style style:name="P12" style:family="paragraph" style:parent-style-name="Standard">
      <style:paragraph-properties style:line-height-at-least="0.198in"/>
      <style:text-properties fo:font-size="7pt" fo:font-style="normal" fo:font-weight="bold" fo:background-color="#ffffff" style:font-size-asian="7pt" style:font-style-asian="normal" style:font-weight-asian="bold" style:font-size-complex="7pt" style:font-style-complex="normal" style:font-weight-complex="bold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0207c9e" officeooo:paragraph-rsid="00207c9e"/>
    </style:style>
    <style:style style:name="T1" style:family="text">
      <style:text-properties officeooo:rsid="001bc67d"/>
    </style:style>
    <style:style style:name="T2" style:family="text">
      <style:text-properties officeooo:rsid="001f16af"/>
    </style:style>
    <style:style style:name="T3" style:family="text">
      <style:text-properties officeooo:rsid="001f349b"/>
    </style:style>
    <style:style style:name="T4" style:family="text">
      <style:text-properties officeooo:rsid="00207539"/>
    </style:style>
    <style:style style:name="T5" style:family="text">
      <style:text-properties fo:color="#c586c0" loext:opacity="100%"/>
    </style:style>
    <style:style style:name="T6" style:family="text">
      <style:text-properties fo:color="#c586c0" loext:opacity="100%" officeooo:rsid="00207539"/>
    </style:style>
    <style:style style:name="T7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8" style:family="text">
      <style:text-properties fo:color="#4ec9b0" loext:opacity="100%"/>
    </style:style>
    <style:style style:name="T9" style:family="text">
      <style:text-properties fo:color="#4ec9b0" loext:opacity="100%" style:font-name="Droid Sans Mono" fo:font-weight="normal" officeooo:rsid="00207539" fo:background-color="#1e1e1e" loext:char-shading-value="0"/>
    </style:style>
    <style:style style:name="T10" style:family="text">
      <style:text-properties fo:color="#4ec9b0" loext:opacity="100%" style:font-name="Droid Sans Mono" officeooo:rsid="00207539"/>
    </style:style>
    <style:style style:name="T11" style:family="text">
      <style:text-properties fo:color="#4ec9b0" loext:opacity="100%" officeooo:rsid="00207539"/>
    </style:style>
    <style:style style:name="T12" style:family="text">
      <style:text-properties fo:color="#9cdcfe" loext:opacity="100%"/>
    </style:style>
    <style:style style:name="T13" style:family="text">
      <style:text-properties fo:color="#9cdcfe" loext:opacity="100%" fo:background-color="#ffffff" loext:char-shading-value="0"/>
    </style:style>
    <style:style style:name="T14" style:family="text">
      <style:text-properties fo:color="#9cdcfe" loext:opacity="100%" fo:background-color="#ffffff" loext:char-shading-value="0"/>
    </style:style>
    <style:style style:name="T15" style:family="text">
      <style:text-properties fo:color="#ce9178" loext:opacity="100%"/>
    </style:style>
    <style:style style:name="T16" style:family="text">
      <style:text-properties fo:color="#ce9178" loext:opacity="100%" fo:background-color="#ffffff" loext:char-shading-value="0"/>
    </style:style>
    <style:style style:name="T17" style:family="text">
      <style:text-properties fo:color="#ce9178" loext:opacity="100%" fo:background-color="#ffffff" loext:char-shading-value="0"/>
    </style:style>
    <style:style style:name="T18" style:family="text">
      <style:text-properties fo:color="#b5cea8" loext:opacity="100%"/>
    </style:style>
    <style:style style:name="T19" style:family="text">
      <style:text-properties fo:color="#dcdcaa" loext:opacity="100%"/>
    </style:style>
    <style:style style:name="T20" style:family="text">
      <style:text-properties fo:background-color="#ffffff" loext:char-shading-value="0"/>
    </style:style>
    <style:style style:name="T21" style:family="text">
      <style:text-properties fo:background-color="#ffffff" loext:char-shading-value="0"/>
    </style:style>
    <style:style style:name="T22" style:family="text">
      <style:text-properties fo:color="#000000" loext:opacity="100%" fo:background-color="#ffffff" loext:char-shading-value="0"/>
    </style:style>
    <style:style style:name="T23" style:family="text">
      <style:text-properties fo:color="#000000" loext:opacity="100%" style:font-name="Droid Sans Mono" fo:font-size="10.5pt" fo:font-weight="normal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تا به حال شده است به سایتی مراجعه کنید و اطلاعات موجود در آن سایت را ببینید و به فکر تغییری در آن اطلاعات یا جمع اوری آن‌ها و انجام تست های موردنظر خود بر روی ان‌ها باشید؟</text:p>
      <text:p text:style-name="P1"/>
      <text:p text:style-name="P1">اگر جواب شما بله است پس شما به scrapy نیاز دارید. </text:p>
      <text:p text:style-name="P1">Scrapy یک ابزار بر پایه پایتون است که میتواند سایت‌ها را به صورتی که شما تعریف میکنید پیمایش کند و اطلاعات آن‌ها را استخراج نماید. <text:span text:style-name="T1">با توجه به این تعریف هر سایتی و به صورت کلی‌تر هر api قابل پیمایش است.</text:span></text:p>
      <text:p text:style-name="P2">برای راه اندازی این ابزار به نسخه حداقل 3.6 پایتون نیازمندیم. سپس با دستور زیر این ابزار را نصب میکنیم. </text:p>
      <text:p text:style-name="P3"><text:bookmark text:name="pip-command"/>pip install Scrapy</text:p>
      <text:p text:style-name="P2">در زمان تألیف این مقاله نسخه نهایی و مورد استفاده ما 2.5.1 است.</text:p>
      <text:p text:style-name="P2">حال به اجزای مختلفی که scrapy می‌تواند داشته باشد نگاه می‌اندازیم</text:p>
      <text:p text:style-name="P2">به صورت کلی یک برنامه scrapy از یک یا چند عنکبوت تشکیل شده است که می‌تواند به صورت مورد نظر سایت را پیمایش کند.</text:p>
      <text:p text:style-name="P2">هر عنکبوت یک اسم و یک لیست از url های موردنظر برای شروع و یک تابع که چگونه این url ها را پیمایش کند دارد.</text:p>
      <text:p text:style-name="P2">به صورت مثال در این مقاله ما سایت <text:span text:style-name="T2">کافه بازار</text:span> را برای به دست آوردن <text:span text:style-name="T2">اسم پکیج و تعداد ستاره‌های هر برنالمه </text:span>پیمایش میکنی<text:span text:style-name="T2">م.</text:span></text:p>
      <text:p text:style-name="P4">ابتدا به مراجعه به سایت cafebazaar.ir با محیط سایت آشنا می‌شویم. سپس به صفحه یک برنامه می‌رویم و متوجه می‌شویم که در زیر هر اپ 2 الی 3 سری اپلیکشن پیشنهادی آمده هست. پس این اپلیکشن ها در درخواست هایی که به سمت سرور فرستاده می‌شود دیده خواهند. با جستجو و مشاهده درخواست های شبکه بین مرورگر و بازار به درخواست جالب AppDetailsV2Request <text:span text:style-name="T3">میرسیم. این تک درخواست اطلاعات برنامه انتخاب شده و همچنین برنامه‌های مرتبط به آن را که ما نیاز داریم فراهم میکند. حال با این اطلاعات به سمت نوشتن عنکبوت میرویم.</text:span></text:p>
      <text:p text:style-name="P4"/>
      <text:p text:style-name="P5">ابتدا کد زیر را مینویسیم که میتواند با اطلاعات یک برنامه اطلاعات 30 برنامه پیشنهاد شده زیر آن را استراخ نماید.</text:p>
      <text:p text:style-name="P10"><text:span text:style-name="T6">import</text:span><text:span text:style-name="T4"> </text:span><text:span text:style-name="T11">requests</text:span></text:p>
      <text:p text:style-name="P12"/>
      <text:p text:style-name="P11"><text:span text:style-name="T12">package_name</text:span> = <text:span text:style-name="T15">"com.nbadigital.gametimelite"</text:span></text:p>
      <text:p text:style-name="P11"><text:span text:style-name="T12">data</text:span> = {</text:p>
      <text:p text:style-name="P11"><text:span text:style-name="T15">"properties"</text:span>: {</text:p>
      <text:p text:style-name="P11"><text:span text:style-name="T15"><text:tab/>"language"</text:span>: <text:span text:style-name="T18">2</text:span>,</text:p>
      <text:p text:style-name="P11"><text:span text:style-name="T15"><text:tab/>"clientVersion"</text:span>: <text:span text:style-name="T15">"web"</text:span>,</text:p>
      <text:p text:style-name="P11"><text:tab/>},</text:p>
      <text:p text:style-name="P11"><text:span text:style-name="T15"><text:tab/>"singleRequest"</text:span>: {<text:span text:style-name="T15">"appDetailsV2Request"</text:span>: {<text:span text:style-name="T15">"packageName"</text:span>: <text:span text:style-name="T12">package_name</text:span>}},</text:p>
      <text:p text:style-name="P11">}</text:p>
      <text:p text:style-name="P12"/>
      <text:p text:style-name="P11"><text:span text:style-name="T12">response</text:span> = <text:span text:style-name="T8">requests</text:span>.<text:span text:style-name="T19">post</text:span>(</text:p>
      <text:p text:style-name="P11"><text:span text:style-name="T15"><text:tab/>"https://api.cafebazaar.ir/rest-v1/process/AppDetailsV2Request"</text:span>,</text:p>
      <text:p text:style-name="P11"><text:span text:style-name="T12"><text:tab/>json</text:span>=<text:span text:style-name="T12">data</text:span>,</text:p>
      <text:p text:style-name="P11">)</text:p>
      <text:p text:style-name="P12"/>
      <text:p text:style-name="P11"><text:span text:style-name="T12">apps_rows</text:span> = <text:span text:style-name="T12">response</text:span>.<text:span text:style-name="T19">json</text:span>()[<text:span text:style-name="T15">"singleReply"</text:span>][<text:span text:style-name="T15">"appDetailsV2Reply"</text:span>][<text:span text:style-name="T15">"extraContentPageBodyInfo"</text:span>][<text:span text:style-name="T15">"pageBody"</text:span>][<text:span text:style-name="T15">"rows"</text:span>]</text:p>
      <text:p text:style-name="P11"><text:span text:style-name="T5">for</text:span> <text:span text:style-name="T12">i</text:span> <text:span text:style-name="T5">in</text:span> <text:span text:style-name="T12">apps_rows</text:span>:</text:p>
      <text:p text:style-name="P11"><text:span text:style-name="T5"><text:tab/>for</text:span> <text:span text:style-name="T12">j</text:span> <text:span text:style-name="T5">in</text:span> <text:span text:style-name="T12">i</text:span>[<text:span text:style-name="T15">"simpleAppList"</text:span>][<text:span text:style-name="T15">"apps"</text:span>]:</text:p>
      <text:p text:style-name="P11"><text:span text:style-name="T12"><text:tab/><text:tab/>info</text:span> = <text:span text:style-name="T12">j</text:span>[<text:span text:style-name="T15">"info"</text:span>]</text:p>
      <text:p text:style-name="P11"><text:span text:style-name="T19"><text:tab/><text:tab/>print</text:span>(<text:span text:style-name="T12">info</text:span>[<text:span text:style-name="T15">"packageName"</text:span>], <text:span text:style-name="T12">info</text:span>[<text:span text:style-name="T15">"rate"</text:span>])</text:p>
      <text:p text:style-name="P9"><text:span text:style-name="T9"/></text:p>
      <text:p text:style-name="P7"/>
      <text:p text:style-name="P6"/>
      <text:p text:style-name="P5"/>
      <text:p text:style-name="P13"><text:soft-page-break/>حال به استفاده از ویژگی‌های scrapy میپردازیم.</text:p>
      <text:p text:style-name="P13">ابتدا باید یک لیست از url های شروع را به آن ارایه دهیم که ما این لیست را فقط برابر یک url به صورت زیر قرار میدهیم</text:p>
      <text:p text:style-name="P8"><text:span text:style-name="T22">start_urls = ["</text:span><text:a xlink:type="simple" xlink:href="https://api.cafebazaar.ir/rest-v1/process/AppDetailsV2Request" text:style-name="Internet_20_link" text:visited-style-name="Visited_20_Internet_20_Link">https://api.cafebazaar.ir/rest-v1/process/AppDetailsV2Request</text:a><text:span text:style-name="T22">"]</text:span></text:p>
      <text:p text:style-name="P13"><text:span text:style-name="T23">سپس باید یک تابع parse برای آن بنویسیم که به طور خلاصه یعنی عنکبوت چگونه باید با این درخواست رفتار کند.</text:span></text:p>
      <text:p text:style-name="P13"><text:span text:style-name="T2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1" style:font-family-complex="'DejaVu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1T19:37:20.687833439</meta:creation-date>
    <dc:date>2022-01-11T20:59:14.508677600</dc:date>
    <meta:editing-duration>PT34S</meta:editing-duration>
    <meta:editing-cycles>2</meta:editing-cycles>
    <meta:generator>LibreOffice/7.2.3.2$Linux_X86_64 LibreOffice_project/20$Build-2</meta:generator>
    <meta:document-statistic meta:table-count="0" meta:image-count="0" meta:object-count="0" meta:page-count="2" meta:paragraph-count="34" meta:word-count="424" meta:character-count="2460" meta:non-whitespace-character-count="2057"/>
  </office:meta>
</office:document-meta>
</file>